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5cm" fo:min-width="60.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55cm" fo:min-width="30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95cm" fo:min-width="14.3cm"/>
      <style:paragraph-properties style:writing-mode="lr-tb"/>
    </style:style>
    <style:style style:name="gr4" style:family="graphic" style:parent-style-name="standard">
      <style:graphic-properties draw:marker-start="Square" draw:textarea-horizontal-align="justify" draw:textarea-vertical-align="middle" draw:auto-grow-height="false" fo:min-height="6.95cm" fo:min-width="14.3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2" style:family="paragraph">
      <style:paragraph-properties fo:text-align="start" style:writing-mode="lr-tb"/>
      <style:text-properties fo:color="#ffffff"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44pt" style:font-size-asian="44pt" style:font-size-complex="44pt"/>
    </style:style>
    <style:style style:name="P4" style:family="paragraph">
      <style:paragraph-properties fo:text-align="end"/>
    </style:style>
    <style:style style:name="T1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9cm" svg:height="5.8cm" svg:x="25.7cm" svg:y="3.3cm">
          <text:p text:style-name="P1"><text:span text:style-name="T1">Видео плеер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0.6cm" svg:height="12.8cm" svg:x="7.7cm" svg:y="12.7cm">
          <text:p text:style-name="P1"><text:span text:style-name="T1">Что должен уметь</text:span></text:p>
          <text:p text:style-name="P1"><text:span text:style-name="T1"/></text:p>
          <text:list text:style-name="L2">
            <text:list-item>
              <text:p text:style-name="P2"><text:span text:style-name="T1">pause/play video</text:span></text:p>
            </text:list-item>
            <text:list-item>
              <text:p text:style-name="P2"><text:span text:style-name="T1">slow/speedUp video</text:span></text:p>
            </text:list-item>
            <text:list-item>
              <text:p text:style-name="P2"><text:span text:style-name="T1">rewind/fastForward video</text:span></text:p>
            </text:list-item>
            <text:list-item>
              <text:p text:style-name="P2"><text:span text:style-name="T1">rewindOnClick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4.8cm" svg:height="7.2cm" svg:x="26.05cm" svg:y="31.6cm">
          <text:p text:style-name="P1"><text:span text:style-name="T1">togglePla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4.8cm" svg:height="7.2cm" svg:x="26cm" svg:y="60cm">
          <text:p text:style-name="P1"><text:span text:style-name="T1">rewin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4.8cm" svg:height="7.2cm" svg:x="2.8cm" svg:y="46.7cm">
          <text:p text:style-name="P1"><text:span text:style-name="T1">P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4.8cm" svg:height="7.2cm" svg:x="26.05cm" svg:y="41.7cm">
          <text:p text:style-name="P1"><text:span text:style-name="T1">changeSpee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4.8cm" svg:height="7.2cm" svg:x="26cm" svg:y="50.9cm">
          <text:p text:style-name="P3"><text:span text:style-name="T1">skip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2cm" svg:y1="46.7cm" svg:x2="26.05cm" svg:y2="35.2cm" draw:start-shape="id1" draw:start-glue-point="0" draw:end-shape="id2" draw:end-glue-point="3" svg:d="M10200 46700v-11500h15850" svg:viewBox="0 0 15851 11501">
          <text:p/>
        </draw:connector>
        <draw:connector draw:style-name="gr5" draw:text-style-name="P4" draw:layer="layout" svg:x1="17.6cm" svg:y1="50.3cm" svg:x2="26.05cm" svg:y2="45.3cm" draw:start-shape="id1" draw:end-shape="id3" svg:d="M17600 50300h4225v-5000h4225" svg:viewBox="0 0 8451 5001">
          <text:p/>
        </draw:connector>
        <draw:connector draw:style-name="gr5" draw:text-style-name="P4" draw:layer="layout" svg:x1="17.6cm" svg:y1="50.3cm" svg:x2="26cm" svg:y2="54.5cm" draw:start-shape="id1" draw:end-shape="id4" draw:end-glue-point="3" svg:d="M17600 50300h4200v4200h4200" svg:viewBox="0 0 8401 4201">
          <text:p/>
        </draw:connector>
        <draw:connector draw:style-name="gr5" draw:text-style-name="P4" draw:layer="layout" svg:x1="17.6cm" svg:y1="50.3cm" svg:x2="26cm" svg:y2="63.6cm" draw:start-shape="id1" draw:end-shape="id5" svg:d="M17600 50300h4200v13300h4200" svg:viewBox="0 0 8401 133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4:15:17.593464342</meta:creation-date>
    <meta:editing-duration>PT45S</meta:editing-duration>
    <meta:editing-cycles>2</meta:editing-cycles>
    <meta:generator>LibreOffice/6.4.6.2$Linux_X86_64 LibreOffice_project/40$Build-2</meta:generator>
    <dc:date>2020-09-28T14:16:01.452046887</dc:date>
    <meta:document-statistic meta:object-count="11"/>
  </office:meta>
</office:document-meta>
</file>